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65cb0" officeooo:paragraph-rsid="00065cb0"/>
    </style:style>
    <style:style style:name="P2" style:family="paragraph" style:parent-style-name="Subtitle">
      <style:text-properties officeooo:rsid="00065cb0" officeooo:paragraph-rsid="00065cb0"/>
    </style:style>
    <style:style style:name="P3" style:family="paragraph" style:parent-style-name="Text_20_body">
      <style:text-properties officeooo:rsid="00065cb0" officeooo:paragraph-rsid="00065cb0"/>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Heading_20_1">
      <style:paragraph-properties fo:break-before="page"/>
      <style:text-properties officeooo:rsid="00065cb0" officeooo:paragraph-rsid="00065cb0"/>
    </style:style>
    <style:style style:name="P7" style:family="paragraph" style:parent-style-name="Standard">
      <style:text-properties officeooo:rsid="00065cb0" officeooo:paragraph-rsid="00065cb0"/>
    </style:style>
    <style:style style:name="P8" style:family="paragraph" style:parent-style-name="Standard" style:list-style-name="L1">
      <style:text-properties officeooo:paragraph-rsid="00065cb0"/>
    </style:style>
    <style:style style:name="P9" style:family="paragraph" style:parent-style-name="Standard" style:list-style-name="L1">
      <style:text-properties officeooo:rsid="00065cb0" officeooo:paragraph-rsid="00065cb0"/>
    </style:style>
    <style:style style:name="P10" style:family="paragraph" style:parent-style-name="Standard" style:list-style-name="L1">
      <style:text-properties officeooo:rsid="00070057" officeooo:paragraph-rsid="00070057"/>
    </style:style>
    <style:style style:name="P11" style:family="paragraph" style:parent-style-name="Standard" style:list-style-name="L1">
      <style:paragraph-properties fo:break-before="page"/>
      <style:text-properties officeooo:rsid="00070057" officeooo:paragraph-rsid="00070057"/>
    </style:style>
    <style:style style:name="P12" style:family="paragraph" style:parent-style-name="Standard">
      <style:text-properties officeooo:rsid="00070057" officeooo:paragraph-rsid="00070057"/>
    </style:style>
    <style:style style:name="P13" style:family="paragraph" style:parent-style-name="Heading_20_1">
      <style:text-properties officeooo:rsid="00070057" officeooo:paragraph-rsid="00070057"/>
    </style:style>
    <style:style style:name="P14" style:family="paragraph" style:parent-style-name="Text_20_body">
      <style:text-properties officeooo:rsid="0008b362" officeooo:paragraph-rsid="0008b362"/>
    </style:style>
    <style:style style:name="P15" style:family="paragraph" style:parent-style-name="Text_20_body">
      <style:text-properties fo:font-style="normal" officeooo:rsid="0008b362" officeooo:paragraph-rsid="0008b362" style:font-style-asian="normal" style:font-style-complex="normal"/>
    </style:style>
    <style:style style:name="P16" style:family="paragraph" style:parent-style-name="Heading_20_1">
      <style:paragraph-properties fo:break-before="page"/>
      <style:text-properties officeooo:rsid="0008b362" officeooo:paragraph-rsid="0008b362"/>
    </style:style>
    <style:style style:name="P17" style:family="paragraph" style:parent-style-name="Heading_20_2">
      <style:text-properties officeooo:rsid="0008b362" officeooo:paragraph-rsid="0008b362"/>
    </style:style>
    <style:style style:name="P18" style:family="paragraph" style:parent-style-name="Text_20_body">
      <style:text-properties officeooo:rsid="00097b45" officeooo:paragraph-rsid="00097b45"/>
    </style:style>
    <style:style style:name="P19" style:family="paragraph" style:parent-style-name="Heading_20_2">
      <style:text-properties officeooo:rsid="00097b45" officeooo:paragraph-rsid="00097b45"/>
    </style:style>
    <style:style style:name="P20" style:family="paragraph" style:parent-style-name="Heading_20_2">
      <style:text-properties officeooo:rsid="000c4840" officeooo:paragraph-rsid="000c4840"/>
    </style:style>
    <style:style style:name="P21" style:family="paragraph" style:parent-style-name="Text_20_body">
      <style:text-properties officeooo:rsid="000c4840" officeooo:paragraph-rsid="000c4840"/>
    </style:style>
    <style:style style:name="P22" style:family="paragraph" style:parent-style-name="Heading_20_2">
      <style:text-properties officeooo:rsid="000db10b" officeooo:paragraph-rsid="000db10b"/>
    </style:style>
    <style:style style:name="P23" style:family="paragraph" style:parent-style-name="Text_20_body">
      <style:text-properties officeooo:rsid="000db10b" officeooo:paragraph-rsid="000db10b"/>
    </style:style>
    <style:style style:name="P24" style:family="paragraph" style:parent-style-name="Heading_20_1">
      <style:paragraph-properties fo:break-before="page"/>
      <style:text-properties officeooo:rsid="000db10b" officeooo:paragraph-rsid="000db10b"/>
    </style:style>
    <style:style style:name="P25" style:family="paragraph" style:parent-style-name="Heading_20_2">
      <style:text-properties officeooo:rsid="000eca4a" officeooo:paragraph-rsid="000eca4a"/>
    </style:style>
    <style:style style:name="P26" style:family="paragraph" style:parent-style-name="Text_20_body">
      <style:text-properties officeooo:rsid="000eca4a" officeooo:paragraph-rsid="000eca4a"/>
    </style:style>
    <style:style style:name="P27" style:family="paragraph" style:parent-style-name="Text_20_body">
      <style:text-properties officeooo:rsid="000ed360" officeooo:paragraph-rsid="000ed360"/>
    </style:style>
    <style:style style:name="P28" style:family="paragraph" style:parent-style-name="Heading_20_2">
      <style:text-properties officeooo:rsid="000ed360" officeooo:paragraph-rsid="000ed360"/>
    </style:style>
    <style:style style:name="P29" style:family="paragraph" style:parent-style-name="Text_20_body">
      <style:text-properties officeooo:paragraph-rsid="000ed360"/>
    </style:style>
    <style:style style:name="T1" style:family="text">
      <style:text-properties officeooo:rsid="00065cb0"/>
    </style:style>
    <style:style style:name="T2" style:family="text">
      <style:text-properties officeooo:rsid="0007005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97b45"/>
    </style:style>
    <style:style style:name="T6" style:family="text">
      <style:text-properties officeooo:rsid="000b09c5"/>
    </style:style>
    <style:style style:name="T7" style:family="text">
      <style:text-properties officeooo:rsid="000c4840"/>
    </style:style>
    <style:style style:name="T8" style:family="text">
      <style:text-properties officeooo:rsid="000db10b"/>
    </style:style>
    <style:style style:name="T9" style:family="text">
      <style:text-properties officeooo:rsid="000ed36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η ΕΡΓΑΣΙΑ CLIPS</text:p>
      <text:p text:style-name="P2">ΙΩΑΝΝΗΣ ΣΤΑΘΟΠΟΥΛΟΣ 4538</text:p>
      <text:p text:style-name="P2">ΓΕΩΡΓΙΟΣ ΤΣΙΚΛΑΤΙΔΗΣ 4543</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2_17970589" office:name="ΓΕΝΙΚΑ" text:style-name="Index_20_Link" text:visited-style-name="Index_20_Link">ΓΕΝΙΚΑ<text:tab/>2</text:a></text:p>
          <text:p text:style-name="P4"><text:a xlink:type="simple" xlink:href="#__RefHeading___Toc4_17970589" office:name="ΚΛΑΣΕΙΣ" text:style-name="Index_20_Link" text:visited-style-name="Index_20_Link">ΚΛΑΣΕΙΣ<text:tab/>3</text:a></text:p>
          <text:p text:style-name="P4"><text:a xlink:type="simple" xlink:href="#__RefHeading___Toc6_17970589" office:name="ΜΕΘΟΔΟΙ" text:style-name="Index_20_Link" text:visited-style-name="Index_20_Link">ΜΕΘΟΔΟΙ<text:tab/>4</text:a></text:p>
          <text:p text:style-name="P5"><text:a xlink:type="simple" xlink:href="#__RefHeading___Toc8_17970589" office:name="create-specs ()" text:style-name="Index_20_Link" text:visited-style-name="Index_20_Link">create-specs ()<text:tab/>4</text:a></text:p>
          <text:p text:style-name="P5"><text:a xlink:type="simple" xlink:href="#__RefHeading___Toc10_17970589" office:name="return-proper-question ?measurement" text:style-name="Index_20_Link" text:visited-style-name="Index_20_Link">return-proper-question ?measurement<text:tab/>4</text:a></text:p>
          <text:p text:style-name="P5"><text:a xlink:type="simple" xlink:href="#__RefHeading___Toc12_17970589" office:name="check-measurement ?s ?m ?v" text:style-name="Index_20_Link" text:visited-style-name="Index_20_Link">check-measurement ?s ?m ?v<text:tab/>4</text:a></text:p>
          <text:p text:style-name="P5"><text:a xlink:type="simple" xlink:href="#__RefHeading___Toc14_17970589" office:name="create-path ?ch ?sp" text:style-name="Index_20_Link" text:visited-style-name="Index_20_Link">create-path ?ch ?sp<text:tab/>4</text:a></text:p>
          <text:p text:style-name="P5"><text:a xlink:type="simple" xlink:href="#__RefHeading___Toc16_17970589" office:name="filter-manholes $?L" text:style-name="Index_20_Link" text:visited-style-name="Index_20_Link">filter-manholes $?L<text:tab/>4</text:a></text:p>
          <text:p text:style-name="P5"><text:a xlink:type="simple" xlink:href="#__RefHeading___Toc18_17970589" office:name="pick-one-manhole $?L" text:style-name="Index_20_Link" text:visited-style-name="Index_20_Link">pick-one-manhole $?L<text:tab/>4</text:a></text:p>
          <text:p text:style-name="P5"><text:a xlink:type="simple" xlink:href="#__RefHeading___Toc20_17970589" office:name="print-cautions ?ch" text:style-name="Index_20_Link" text:visited-style-name="Index_20_Link">print-cautions ?ch<text:tab/>4</text:a></text:p>
          <text:p text:style-name="P4"><text:a xlink:type="simple" xlink:href="#__RefHeading___Toc22_17970589" office:name="ΡΟΗ ΠΡΟΓΡΑΜΜΑΤΟΣ" text:style-name="Index_20_Link" text:visited-style-name="Index_20_Link">ΡΟΗ ΠΡΟΓΡΑΜΜΑΤΟΣ<text:tab/>5</text:a></text:p>
          <text:p text:style-name="P5"><text:a xlink:type="simple" xlink:href="#__RefHeading___Toc24_17970589" office:name="initial-question" text:style-name="Index_20_Link" text:visited-style-name="Index_20_Link">initial-question<text:tab/>5</text:a></text:p>
          <text:p text:style-name="P5"><text:a xlink:type="simple" xlink:href="#__RefHeading___Toc26_17970589" office:name="measurements-questions" text:style-name="Index_20_Link" text:visited-style-name="Index_20_Link">measurements-questions<text:tab/>5</text:a></text:p>
          <text:p text:style-name="P5"><text:a xlink:type="simple" xlink:href="#__RefHeading___Toc28_17970589" office:name="evaluate-suspects" text:style-name="Index_20_Link" text:visited-style-name="Index_20_Link">evaluate-suspects<text:tab/>5</text:a></text:p>
          <text:p text:style-name="P5"><text:a xlink:type="simple" xlink:href="#__RefHeading___Toc30_17970589" office:name="collect-paths" text:style-name="Index_20_Link" text:visited-style-name="Index_20_Link">collect-paths<text:tab/>5</text:a></text:p>
          <text:p text:style-name="P5"><text:a xlink:type="simple" xlink:href="#__RefHeading___Toc32_17970589" office:name="evaluate-suspect-manholes" text:style-name="Index_20_Link" text:visited-style-name="Index_20_Link">evaluate-suspect-manholes<text:tab/>5</text:a></text:p>
          <text:p text:style-name="P5"><text:a xlink:type="simple" xlink:href="#__RefHeading___Toc34_17970589" office:name="eval-manhole" text:style-name="Index_20_Link" text:visited-style-name="Index_20_Link">eval-manhole<text:tab/>5</text:a></text:p>
          <text:p text:style-name="P5"><text:a xlink:type="simple" xlink:href="#__RefHeading___Toc36_17970589" office:name="eval-warehouse" text:style-name="Index_20_Link" text:visited-style-name="Index_20_Link">eval-warehouse<text:tab/>5</text:a></text:p>
          <text:p text:style-name="P5"><text:a xlink:type="simple" xlink:href="#__RefHeading___Toc38_17970589" office:name="announce-suspect" text:style-name="Index_20_Link" text:visited-style-name="Index_20_Link">announce-suspect<text:tab/>5</text:a></text:p>
        </text:index-body>
      </text:table-of-content>
      <text:p text:style-name="P3"/>
      <text:h text:style-name="P6" text:outline-level="1"><text:bookmark-start text:name="__RefHeading___Toc2_17970589"/>ΓΕΝΙΚΑ<text:bookmark-end text:name="__RefHeading___Toc2_17970589"/></text:h>
      <text:p text:style-name="P7">Το πρόγραμμα αναπτύχθηκε σε Visual Studio Code και CLIPS 6.4.2</text:p>
      <text:p text:style-name="P7">Αποτελείται από 3 μέρη:</text:p>
      <text:list text:style-name="L1">
        <text:list-item>
          <text:p text:style-name="P8"><text:span text:style-name="T1">το πρώτο το οποίο αφορά τις κλάσεις (σχεδιασμός και δήλωση αντικειμένων) </text:span><text:span text:style-name="T2">(περίπου από την αρχή έως την γραμμή 590)</text:span></text:p>
        </text:list-item>
        <text:list-item>
          <text:p text:style-name="P9">το δεύτερο το οποίο έχει τις μεθόδους που <text:span text:style-name="T2">κατασκευάστηκαν (περίπου από γραμμή 600 έως 700)</text:span></text:p>
        </text:list-item>
        <text:list-item>
          <text:p text:style-name="P10">το τρίτο μέρος που περιέχει την κυρίως ροή του προγράμματος. (περίπου από γραμμή 700 έως τέλος)</text:p>
          <text:p text:style-name="P10"/>
          <text:p text:style-name="P11"/>
        </text:list-item>
      </text:list>
      <text:p text:style-name="P12"/>
      <text:h text:style-name="P13" text:outline-level="1"><text:bookmark-start text:name="__RefHeading___Toc4_17970589"/>ΚΛΑΣΕΙΣ<text:bookmark-end text:name="__RefHeading___Toc4_17970589"/></text:h>
      <text:p text:style-name="P14">Η στατική γνώση σε σχέση με την προηγούμενη εργασία δεν άλλαξε πολύ. Τιμές οι οποίες ήταν τύπου <text:span text:style-name="T3">boolean</text:span><text:span text:style-name="T4"> και ήταν δηλωμένες ως TRUE FALSE, πλέον ακολούθησαν όλες το μοτίβο (no yes).</text:span></text:p>
      <text:p text:style-name="P15">Επίσης προστέθηκε σε όλες τις κλάσεις εκτός την ControlStation το slot is_suspect. Σε κάποιες κλάσεις που χρειάστηκε να κάνουμε pattern-match, εισήχθη η επιλογή (pattern-match reactive).</text:p>
      <text:p text:style-name="P15"/>
      <text:h text:style-name="P16" text:outline-level="1"><text:bookmark-start text:name="__RefHeading___Toc6_17970589"/>ΜΕΘΟΔΟΙ<text:bookmark-end text:name="__RefHeading___Toc6_17970589"/></text:h>
      <text:h text:style-name="P17" text:outline-level="2"><text:bookmark-start text:name="__RefHeading___Toc8_17970589"/>create-specs ()<text:bookmark-end text:name="__RefHeading___Toc8_17970589"/></text:h>
      <text:p text:style-name="P14">Χρησιμοποιείται στο αρχικό μέρος του προγράμματος. Επιστρέφει μία λίστα με όλες τις μετρήσεις με τις οποίες μπορεί να προσδιοριστεί ενα χήμικο (σύμφωνα με την εκφώνηση).</text:p>
      <text:h text:style-name="P17" text:outline-level="2"><text:bookmark-start text:name="__RefHeading___Toc10_17970589"/><text:span text:style-name="T5">r</text:span>eturn-proper-question ?<text:span text:style-name="T5">measurement</text:span><text:bookmark-end text:name="__RefHeading___Toc10_17970589"/></text:h>
      <text:p text:style-name="P18">Παίρνει μία παράμετρο, την απάντηση του χρήστη, και επιστρέφει την κατάλληλη ερώτηση.</text:p>
      <text:h text:style-name="P19" text:outline-level="2"><text:bookmark-start text:name="__RefHeading___Toc12_17970589"/>check-measurement ?s ?m ?v<text:bookmark-end text:name="__RefHeading___Toc12_17970589"/></text:h>
      <text:p text:style-name="P18">Boolean συνάρτηση η οποία ελέγχει αν μία μέτρηση αντιστοιχεί σε ένα αντικείμενο τύπου chemical.</text:p>
      <text:h text:style-name="P19" text:outline-level="2"><text:bookmark-start text:name="__RefHeading___Toc14_17970589"/>create-path ?ch ?sp<text:bookmark-end text:name="__RefHeading___Toc14_17970589"/></text:h>
      <text:p text:style-name="P18">Δημιουργεί <text:span text:style-name="T6">μία λίστα </text:span><text:span text:style-name="T7">με πρώτο στοιχείο το χημικό, δεύτερο την αποθήκη και έπειτα μέχρι και τη διαδρομή μέχρι και το control station. Επίσης θέτει και σε suspect όλα τα facilities που συνδέουν την αποθήκη μέχρι το control station.</text:span></text:p>
      <text:h text:style-name="P20" text:outline-level="2"><text:bookmark-start text:name="__RefHeading___Toc16_17970589"/>filter-manholes $?L <text:bookmark-end text:name="__RefHeading___Toc16_17970589"/></text:h>
      <text:p text:style-name="P21">Βρίσκει όλα τα facilities που είναι suspect και τα επιστρέφει σε μία λίστα. Προυποθέτει ότι τουλάχιστον ένα facility θα είναι suspect.</text:p>
      <text:h text:style-name="P20" text:outline-level="2"><text:bookmark-start text:name="__RefHeading___Toc18_17970589"/><text:span text:style-name="T8">p</text:span>ick-one-manhole $?L<text:bookmark-end text:name="__RefHeading___Toc18_17970589"/></text:h>
      <text:p text:style-name="P21">Από όλα τα πιθανά suspect manholes διαλέγει, με ερωτήσεις προς τον χρήστη, μόνο ένα, και αυτόματα θέτει όλα τα άλλα manholes, σε no.</text:p>
      <text:h text:style-name="P22" text:outline-level="2"><text:bookmark-start text:name="__RefHeading___Toc20_17970589"/>print-cautions ?ch<text:bookmark-end text:name="__RefHeading___Toc20_17970589"/></text:h>
      <text:p text:style-name="P23">Πέρνει ένα χημικό και εκτυπώνει όλους τους πιθανούς κινδύνους που μπορεί να ελοχεύουν.</text:p>
      <text:p text:style-name="P23"/>
      <text:p text:style-name="P23"/>
      <text:h text:style-name="P24" text:outline-level="1"><text:bookmark-start text:name="__RefHeading___Toc22_17970589"/>ΡΟΗ ΠΡΟΓΡΑΜΜΑΤΟΣ<text:bookmark-end text:name="__RefHeading___Toc22_17970589"/></text:h>
      <text:h text:style-name="P22" text:outline-level="2"><text:bookmark-start text:name="__RefHeading___Toc24_17970589"/><text:span text:style-name="T9">i</text:span>nitial-question<text:bookmark-end text:name="__RefHeading___Toc24_17970589"/></text:h>
      <text:p text:style-name="P23">Αρχικό rule, εκτυπώνει την αρχική ερώτηση στο χρήστη, αλλάζει την στρατηγική σε mea αποθηκεύει τις απαντήσεις του χρήστη, και τέλος αλλάζει τον στόχο.</text:p>
      <text:h text:style-name="P22" text:outline-level="2"><text:bookmark-start text:name="__RefHeading___Toc26_17970589"/><text:span text:style-name="T9">m</text:span>easurements-questions<text:bookmark-end text:name="__RefHeading___Toc26_17970589"/></text:h>
      <text:p text:style-name="P23">Για κάθε μέτρηση, επιστρέφει την κατάλληλη ερώτηση στον χρήστη, και αποθηκεύει την απάντηση του χρήστη στο fact answer ?m ?answer, όπου ?m είναι η μέτρηση και ?answer η απάντηση του χρήστη.</text:p>
      <text:h text:style-name="P25" text:outline-level="2"><text:bookmark-start text:name="__RefHeading___Toc28_17970589"/><text:span text:style-name="T9">e</text:span>valuate-suspects<text:bookmark-end text:name="__RefHeading___Toc28_17970589"/></text:h>
      <text:p text:style-name="P26">Σκοπός αυτού του κανόνα, είναι να κρατήσει στο fact suspects μόνο εκείνα τα χημικά τα οποία ταιριάζουν με τα measurements που έδωσε ο χρήστης. Στην αρχή θεωρεί όλα τα χημικά suspects, αν αποτύχει όμως έστω και σε ένα measurement τότε το εξαιρεί.</text:p>
      <text:h text:style-name="P25" text:outline-level="2"><text:bookmark-start text:name="__RefHeading___Toc30_17970589"/><text:span text:style-name="T9">c</text:span>ollect-paths<text:bookmark-end text:name="__RefHeading___Toc30_17970589"/></text:h>
      <text:p text:style-name="P26">Μαζεύει όλα τα πιθανά δρομολόγια, για κάθε suspect χημικό που έχει μείνει, από όλες τις αποθήκες που είναι αποθηκευμένο προς το control station.</text:p>
      <text:h text:style-name="P25" text:outline-level="2"><text:bookmark-start text:name="__RefHeading___Toc32_17970589"/><text:span text:style-name="T9">e</text:span>valuate-suspect-manholes<text:bookmark-end text:name="__RefHeading___Toc32_17970589"/></text:h>
      <text:p text:style-name="P27">Εκτελείται μόνο μία φορά. Βρίσκει με ποιά manholes είναι προς τα πίσω συνδεμένο το Control Station. Επιλέγει μόνο ένα από τα 2 manholes (αν είναι και τα 2 suspect) και αλλάζει ποιό facility είναι προς έλεγχο.</text:p>
      <text:h text:style-name="P28" text:outline-level="2"><text:bookmark-start text:name="__RefHeading___Toc34_17970589"/>eval-manhole<text:bookmark-end text:name="__RefHeading___Toc34_17970589"/></text:h>
      <text:p text:style-name="P29">Ό<text:span text:style-name="T9">πως και πριν, απλά λειτουργεί συγκεκριμένα για manhole.</text:span></text:p>
      <text:h text:style-name="P28" text:outline-level="2"><text:bookmark-start text:name="__RefHeading___Toc36_17970589"/>eval-warehouse<text:bookmark-end text:name="__RefHeading___Toc36_17970589"/></text:h>
      <text:p text:style-name="P29">Ό<text:span text:style-name="T9">πως και πριν, απλά όταν φτάσουμε σε αυτό το σημείο, πάει να πεί ότι βρήκαμε όλη την ύποπτη διαδρομή, άρα αλλάζουμε τον στόχο σε ανακοίνωση του-ων τελικού-ων suspects.</text:span></text:p>
      <text:h text:style-name="P28" text:outline-level="2"><text:bookmark-start text:name="__RefHeading___Toc38_17970589"/>announce-suspect<text:bookmark-end text:name="__RefHeading___Toc38_17970589"/></text:h>
      <text:p text:style-name="P27">Ανακοινώνει για κάθε suspect χημικό, το όνομά του, την αποθήκη που είναι αποθηκευμένο, καθώς και τους πιθανούς κινδύνους του.</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30T18:01:13.023149702</meta:creation-date>
    <dc:date>2025-12-30T19:54:48.781477276</dc:date>
    <meta:editing-duration>PT13M20S</meta:editing-duration>
    <meta:editing-cycles>2</meta:editing-cycles>
    <meta:generator>LibreOffice/25.8.3.2$Linux_X86_64 LibreOffice_project/580$Build-2</meta:generator>
    <meta:document-statistic meta:table-count="0" meta:image-count="0" meta:object-count="0" meta:page-count="5" meta:paragraph-count="64" meta:word-count="570" meta:character-count="3737" meta:non-whitespace-character-count="3233"/>
  </office:meta>
</office:document-meta>
</file>